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1" style:family="text">
      <style:text-properties officeooo:rsid="00174a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G180786 - <text:s/>基于打卡频率的数据更新方法</text:p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发明创造名称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背景技术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解决的技术问题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技术方案<text:span text:style-name="T1">（发明点）及有益效果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附图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具体实施方式（500字以上）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替代实施例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4:18:39.658649233</meta:creation-date>
    <dc:date>2019-04-29T14:31:50.394500589</dc:date>
    <meta:editing-duration>PT13M10S</meta:editing-duration>
    <meta:editing-cycles>1</meta:editing-cycles>
    <meta:document-statistic meta:table-count="1" meta:image-count="0" meta:object-count="0" meta:page-count="1" meta:paragraph-count="8" meta:word-count="65" meta:character-count="77" meta:non-whitespace-character-count="74"/>
    <meta:generator>LibreOffice/4.3.7.2$Linux_X86_64 LibreOffice_project/430$Build-2</meta:generator>
  </office:meta>
</office:document-meta>
</file>